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Roboto Condensed1" svg:font-family="'Roboto Condensed'" style:font-pitch="variable"/>
    <style:font-face style:name="Roboto Condensed" svg:font-family="'Roboto Condensed'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7.467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813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Roboto Condensed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666666" fo:border-left="0.74pt solid #666666" fo:border-right="0.74pt solid #666666" fo:border-top="none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666666" fo:background-color="#eeeeee" fo:border-left="0.74pt solid #666666" fo:border-right="0.74pt solid #666666" fo:border-top="none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666666" fo:background-color="#b2b2b2" fo:border-left="0.74pt solid #666666" fo:border-right="none" fo:border-top="0.74pt solid #666666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Roboto Condensed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666666" fo:border-left="0.74pt solid #666666" fo:border-right="none" fo:border-top="none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666666" fo:background-color="#b2b2b2" fo:border-left="0.74pt solid #666666" fo:border-right="none" fo:border-top="0.74pt solid #66666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Roboto Condensed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style:text-align-source="fix" style:repeat-content="false" fo:border="0.74pt solid #666666"/>
      <style:paragraph-properties fo:text-align="end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Roboto Condensed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666666" fo:background-color="#dcedc8" style:text-align-source="fix" style:repeat-content="false" fo:border-left="0.74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666666" fo:background-color="#b3e5fc" style:text-align-source="fix" style:repeat-content="false" fo:border-left="0.74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666666" fo:background-color="#ffccbc" style:text-align-source="fix" style:repeat-content="false" fo:border-left="0.74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name-complex="Roboto Condensed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903cm" svg:height="12.32cm" svg:x="0.439cm" svg:y="10.627cm">
            <draw:object draw:notify-on-update-of-ranges="Tabelle1.D1:Tabelle1.D1 Tabelle1.D2:Tabelle1.D15 Tabelle1.G1:Tabelle1.G1 Tabelle1.G2:Tabelle1.G15 Tabelle1.F1:Tabelle1.F1 Tabelle1.F2:Tabelle1.F15 Tabelle1.E1:Tabelle1.E1 Tabelle1.E2:Tabelle1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est Client</text:p>
          </table:table-cell>
          <table:table-cell table:style-name="ce4" office:value-type="string" calcext:value-type="string">
            <text:p>Environment</text:p>
          </table:table-cell>
          <table:table-cell table:style-name="ce6" office:value-type="string" calcext:value-type="string">
            <text:p>Window Manager</text:p>
          </table:table-cell>
          <table:table-cell table:style-name="ce4" table:formula="of:=CONCATENATE([.A1];&quot;/&quot;;[.B1];&quot;/&quot;;[.C1])" office:value-type="string" office:string-value="Test Client/Environment/Window Manager" calcext:value-type="string">
            <text:p>Test Client/Environment/Window Manager</text:p>
          </table:table-cell>
          <table:table-cell table:style-name="ce7" office:value-type="string" calcext:value-type="string">
            <text:p>min [ms]</text:p>
          </table:table-cell>
          <table:table-cell table:style-name="ce7" office:value-type="string" calcext:value-type="string">
            <text:p>avg [ms]</text:p>
          </table:table-cell>
          <table:table-cell table:style-name="ce7" office:value-type="string" calcext:value-type="string">
            <text:p>max [ms]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ncurses</text:p>
          </table:table-cell>
          <table:table-cell table:style-name="ce5" office:value-type="string" calcext:value-type="string">
            <text:p>console</text:p>
          </table:table-cell>
          <table:table-cell table:style-name="ce2" office:value-type="string" calcext:value-type="string">
            <text:p>-</text:p>
          </table:table-cell>
          <table:table-cell table:style-name="ce2" table:formula="of:=CONCATENATE([.A2];&quot;/&quot;;[.B2];&quot;/&quot;;[.C2])" office:value-type="string" office:string-value="ncurses/console/-" calcext:value-type="string">
            <text:p>ncurses/console/-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urses via xterm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none</text:p>
          </table:table-cell>
          <table:table-cell table:style-name="ce3" table:formula="of:=CONCATENATE([.A3];&quot;/&quot;;[.B3];&quot;/&quot;;[.C3])" office:value-type="string" office:string-value="ncurses via xterm/X11/none" calcext:value-type="string">
            <text:p>ncurses via xterm/X11/none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curses via xterm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MATE</text:p>
          </table:table-cell>
          <table:table-cell table:style-name="ce2" table:formula="of:=CONCATENATE([.A4];&quot;/&quot;;[.B4];&quot;/&quot;;[.C4])" office:value-type="string" office:string-value="ncurses via xterm/X11/MATE" calcext:value-type="string">
            <text:p>ncurses via xterm/X11/MATE</text:p>
          </table:table-cell>
          <table:table-cell table:style-name="ce8" office:value-type="float" office:value="31" calcext:value-type="float">
            <text:p>31</text:p>
          </table:table-cell>
          <table:table-cell table:style-name="ce9" office:value-type="float" office:value="44" calcext:value-type="float">
            <text:p>44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TK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none</text:p>
          </table:table-cell>
          <table:table-cell table:style-name="ce3" table:formula="of:=CONCATENATE([.A5];&quot;/&quot;;[.B5];&quot;/&quot;;[.C5])" office:value-type="string" office:string-value="FLTK/X11/none" calcext:value-type="string">
            <text:p>FLTK/X11/none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TK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Gnome Classic</text:p>
          </table:table-cell>
          <table:table-cell table:style-name="ce2" table:formula="of:=CONCATENATE([.A6];&quot;/&quot;;[.B6];&quot;/&quot;;[.C6])" office:value-type="string" office:string-value="FLTK/X11/Gnome Classic" calcext:value-type="string">
            <text:p>FLTK/X11/Gnome Classic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TK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Gnome3</text:p>
          </table:table-cell>
          <table:table-cell table:style-name="ce3" table:formula="of:=CONCATENATE([.A7];&quot;/&quot;;[.B7];&quot;/&quot;;[.C7])" office:value-type="string" office:string-value="FLTK/X11/Gnome3" calcext:value-type="string">
            <text:p>FLTK/X11/Gnome3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LTK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KDE “Plasma”</text:p>
          </table:table-cell>
          <table:table-cell table:style-name="ce2" table:formula="of:=CONCATENATE([.A8];&quot;/&quot;;[.B8];&quot;/&quot;;[.C8])" office:value-type="string" office:string-value="FLTK/X11/KDE “Plasma”" calcext:value-type="string">
            <text:p>FLTK/X11/KDE “Plasma”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TK+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KDE “Plasma”</text:p>
          </table:table-cell>
          <table:table-cell table:style-name="ce3" table:formula="of:=CONCATENATE([.A9];&quot;/&quot;;[.B9];&quot;/&quot;;[.C9])" office:value-type="string" office:string-value="GTK+/X11/KDE “Plasma”" calcext:value-type="string">
            <text:p>GTK+/X11/KDE “Plasma”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t4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KDE “Plasma”</text:p>
          </table:table-cell>
          <table:table-cell table:style-name="ce2" table:formula="of:=CONCATENATE([.A10];&quot;/&quot;;[.B10];&quot;/&quot;;[.C10])" office:value-type="string" office:string-value="Qt4/X11/KDE “Plasma”" calcext:value-type="string">
            <text:p>Qt4/X11/KDE “Plasma”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TK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MATE</text:p>
          </table:table-cell>
          <table:table-cell table:style-name="ce3" table:formula="of:=CONCATENATE([.A11];&quot;/&quot;;[.B11];&quot;/&quot;;[.C11])" office:value-type="string" office:string-value="FLTK/X11/MATE" calcext:value-type="string">
            <text:p>FLTK/X11/MATE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41" calcext:value-type="float">
            <text:p>41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TK+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MATE</text:p>
          </table:table-cell>
          <table:table-cell table:style-name="ce2" table:formula="of:=CONCATENATE([.A12];&quot;/&quot;;[.B12];&quot;/&quot;;[.C12])" office:value-type="string" office:string-value="GTK+/X11/MATE" calcext:value-type="string">
            <text:p>GTK+/X11/MATE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39" calcext:value-type="float">
            <text:p>39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Qt4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MATE</text:p>
          </table:table-cell>
          <table:table-cell table:style-name="ce3" table:formula="of:=CONCATENATE([.A13];&quot;/&quot;;[.B13];&quot;/&quot;;[.C13])" office:value-type="string" office:string-value="Qt4/X11/MATE" calcext:value-type="string">
            <text:p>Qt4/X11/MATE</text:p>
          </table:table-cell>
          <table:table-cell table:style-name="ce8" office:value-type="float" office:value="31" calcext:value-type="float">
            <text:p>31</text:p>
          </table:table-cell>
          <table:table-cell table:style-name="ce9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TML/Firefox 78.x</text:p>
          </table:table-cell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MATE</text:p>
          </table:table-cell>
          <table:table-cell table:style-name="ce2" table:formula="of:=CONCATENATE([.A14];&quot;/&quot;;[.B14];&quot;/&quot;;[.C14])" office:value-type="string" office:string-value="HTML/Firefox 78.x/X11/MATE" calcext:value-type="string">
            <text:p>HTML/Firefox 78.x/X11/MATE</text:p>
          </table:table-cell>
          <table:table-cell table:style-name="ce8" office:value-type="float" office:value="55" calcext:value-type="float">
            <text:p>55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ML/Chrome 83.x</text:p>
          </table:table-cell>
          <table:table-cell table:style-name="ce3" office:value-type="string" calcext:value-type="string">
            <text:p>X11</text:p>
          </table:table-cell>
          <table:table-cell table:style-name="ce3" office:value-type="string" calcext:value-type="string">
            <text:p>MATE</text:p>
          </table:table-cell>
          <table:table-cell table:style-name="ce3" table:formula="of:=CONCATENATE([.A15];&quot;/&quot;;[.B15];&quot;/&quot;;[.C15])" office:value-type="string" office:string-value="HTML/Chrome 83.x/X11/MATE" calcext:value-type="string">
            <text:p>HTML/Chrome 83.x/X11/MATE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73" calcext:value-type="float">
            <text:p>73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Roboto Condensed1" svg:font-family="'Roboto Condensed'" style:font-pitch="variable"/>
    <style:font-face style:name="Roboto Condensed" svg:font-family="'Roboto Condensed'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3">
      <number:number number:decimal-places="0" loext:min-decimal-places="0" number:min-integer-digits="1" number:grouping="true"/>
    </number:number-style>
    <style:style style:name="Default" style:family="table-cell" style:data-style-name="N3">
      <style:table-cell-properties style:diagonal-bl-tr="none" style:diagonal-tl-br="none" fo:padding="0.101cm" loext:vertical-justify="auto"/>
      <style:paragraph-properties css3t:text-justify="auto"/>
      <style:text-properties style:font-name="Roboto Condensed" fo:font-family="'Roboto Condensed'" style:font-style-name="Standard" style:font-pitch="variable" fo:font-size="12pt" style:font-weight-asian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22:47:53.6295280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27T22:47:54.187736367</meta:creation-date>
    <dc:title>Standard</dc:title>
    <meta:editing-duration>PT28M2S</meta:editing-duration>
    <meta:editing-cycles>4</meta:editing-cycles>
    <meta:generator>LibreOffice/6.4.1.1$Linux_X86_64 LibreOffice_project/40$Build-1</meta:generator>
    <meta:initial-creator>Christian Lorenz</meta:initial-creator>
    <dc:date>2020-11-27T23:46:18.162387644</dc:date>
    <dc:creator>Christian Lorenz</dc:creator>
    <meta:document-statistic meta:table-count="1" meta:cell-count="105" meta:object-count="1"/>
    <meta:template xlink:type="simple" xlink:actuate="onRequest" xlink:title="Standard" xlink:href="../../../../.config/libreoffice/4/user/template/Standard.ots" meta:date="2020-11-27T22:47:53.72046155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oboto Condensed'" style:font-style-name="Standard"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Condensed'" style:font-style-name="Standard"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gap-width="20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04cm" svg:height="12.321cm" xlink:href=".." xlink:type="simple" chart:class="chart:bar" chart:column-mapping="2 1 0" chart:style-name="ch1">
        <chart:legend chart:legend-position="bottom" svg:x="8.304cm" svg:y="11.709cm" style:legend-expansion="wide" chart:style-name="ch2"/>
        <chart:plot-area chart:style-name="ch3" table:cell-range-address="Tabelle1.D1:Tabelle1.G15" chart:data-source-has-labels="both" svg:x="0.438cm" svg:y="0.246cm" svg:width="21.028cm" svg:height="11.033cm">
          <chartooo:coordinate-region svg:x="4.786cm" svg:y="0.908cm" svg:width="16.241cm" svg:height="10.371cm"/>
          <chart:axis chart:dimension="x" chart:name="primary-x" chart:style-name="ch4" chartooo:axis-type="auto">
            <chartooo:date-scale/>
            <chart:categories table:cell-range-address="Tabelle1.D2:Tabelle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15" chart:label-cell-address="Tabelle1.G1:Tabelle1.G1" chart:class="chart:bar">
            <chart:data-point chart:repeated="2"/>
            <chart:data-point chart:style-name="ch8"/>
            <chart:data-point chart:repeated="11"/>
          </chart:series>
          <chart:series chart:style-name="ch9" chart:values-cell-range-address="Tabelle1.F2:Tabelle1.F15" chart:label-cell-address="Tabelle1.F1:Tabelle1.F1" chart:class="chart:bar">
            <chart:data-point chart:repeated="14"/>
          </chart:series>
          <chart:series chart:style-name="ch10" chart:values-cell-range-address="Tabelle1.E2:Tabelle1.E15" chart:label-cell-address="Tabelle1.E1:Tabelle1.E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[ms]</text:p>
                <draw:g>
                  <svg:desc>Tabelle1.G1:Tabelle1.G1</svg:desc>
                </draw:g>
              </table:table-cell>
              <table:table-cell office:value-type="string">
                <text:p>avg [ms]</text:p>
                <draw:g>
                  <svg:desc>Tabelle1.F1:Tabelle1.F1</svg:desc>
                </draw:g>
              </table:table-cell>
              <table:table-cell office:value-type="string">
                <text:p>min [ms]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urses/console/-</text:p>
                <draw:g>
                  <svg:desc>Tabelle1.D2:Tabelle1.D15</svg:desc>
                </draw:g>
              </table:table-cell>
              <table:table-cell office:value-type="float" office:value="29">
                <text:p>29</text:p>
                <draw:g>
                  <svg:desc>Tabelle1.G2:Tabelle1.G15</svg:desc>
                </draw:g>
              </table:table-cell>
              <table:table-cell office:value-type="float" office:value="21">
                <text:p>21</text:p>
                <draw:g>
                  <svg:desc>Tabelle1.F2:Tabelle1.F15</svg:desc>
                </draw:g>
              </table:table-cell>
              <table:table-cell office:value-type="float" office:value="12">
                <text:p>12</text:p>
                <draw:g>
                  <svg:desc>Tabelle1.E2:Tabelle1.E15</svg:desc>
                </draw:g>
              </table:table-cell>
            </table:table-row>
            <table:table-row>
              <table:table-cell office:value-type="string">
                <text:p>ncurses via xterm/X11/none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curses via xterm/X11/MATE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LTK/X11/none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TK/X11/Gnome Classic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LTK/X11/Gnome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LTK/X11/KDE “Plasma”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TK+/X11/KDE “Plasma”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Qt4/X11/KDE “Plasma”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LTK/X11/MATE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TK+/X11/MATE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Qt4/X11/MATE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HTML/Firefox 78.x/X11/MATE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HTML/Chrome 83.x/X11/MATE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oboto Condensed'" style:font-style-name="Standard"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Condensed'" style:font-style-name="Standard"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gap-width="200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04cm" svg:height="12.321cm" xlink:href=".." xlink:type="simple" chart:class="chart:bar" chart:column-mapping="2 1 0" chart:style-name="ch1">
        <chart:legend chart:legend-position="bottom" svg:x="8.304cm" svg:y="11.709cm" style:legend-expansion="wide" chart:style-name="ch2"/>
        <chart:plot-area chart:style-name="ch3" table:cell-range-address="Tabelle1.D1:Tabelle1.G15" chart:data-source-has-labels="both" svg:x="0.438cm" svg:y="0.246cm" svg:width="21.028cm" svg:height="11.033cm">
          <chartooo:coordinate-region svg:x="4.786cm" svg:y="0.908cm" svg:width="16.241cm" svg:height="10.371cm"/>
          <chart:axis chart:dimension="x" chart:name="primary-x" chart:style-name="ch4" chartooo:axis-type="auto">
            <chartooo:date-scale/>
            <chart:categories table:cell-range-address="Tabelle1.D2:Tabelle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15" chart:label-cell-address="Tabelle1.G1:Tabelle1.G1" chart:class="chart:bar">
            <chart:data-point chart:repeated="2"/>
            <chart:data-point chart:style-name="ch8"/>
            <chart:data-point chart:repeated="11"/>
          </chart:series>
          <chart:series chart:style-name="ch9" chart:values-cell-range-address="Tabelle1.F2:Tabelle1.F15" chart:label-cell-address="Tabelle1.F1:Tabelle1.F1" chart:class="chart:bar">
            <chart:data-point chart:repeated="14"/>
          </chart:series>
          <chart:series chart:style-name="ch10" chart:values-cell-range-address="Tabelle1.E2:Tabelle1.E15" chart:label-cell-address="Tabelle1.E1:Tabelle1.E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[ms]</text:p>
                <draw:g>
                  <svg:desc>Tabelle1.G1:Tabelle1.G1</svg:desc>
                </draw:g>
              </table:table-cell>
              <table:table-cell office:value-type="string">
                <text:p>avg [ms]</text:p>
                <draw:g>
                  <svg:desc>Tabelle1.F1:Tabelle1.F1</svg:desc>
                </draw:g>
              </table:table-cell>
              <table:table-cell office:value-type="string">
                <text:p>min [ms]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urses/console/-</text:p>
                <draw:g>
                  <svg:desc>Tabelle1.D2:Tabelle1.D15</svg:desc>
                </draw:g>
              </table:table-cell>
              <table:table-cell office:value-type="float" office:value="29">
                <text:p>29</text:p>
                <draw:g>
                  <svg:desc>Tabelle1.G2:Tabelle1.G15</svg:desc>
                </draw:g>
              </table:table-cell>
              <table:table-cell office:value-type="float" office:value="21">
                <text:p>21</text:p>
                <draw:g>
                  <svg:desc>Tabelle1.F2:Tabelle1.F15</svg:desc>
                </draw:g>
              </table:table-cell>
              <table:table-cell office:value-type="float" office:value="12">
                <text:p>12</text:p>
                <draw:g>
                  <svg:desc>Tabelle1.E2:Tabelle1.E15</svg:desc>
                </draw:g>
              </table:table-cell>
            </table:table-row>
            <table:table-row>
              <table:table-cell office:value-type="string">
                <text:p>ncurses via xterm/X11/none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curses via xterm/X11/MATE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LTK/X11/none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TK/X11/Gnome Classic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LTK/X11/Gnome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LTK/X11/KDE “Plasma”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TK+/X11/KDE “Plasma”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Qt4/X11/KDE “Plasma”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LTK/X11/MATE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TK+/X11/MATE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Qt4/X11/MATE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HTML/Firefox 78.x/X11/MATE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HTML/Chrome 83.x/X11/MATE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1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